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74cm" fo:min-width="10.93cm"/>
    </style:style>
    <style:style style:name="gr2" style:family="graphic" style:parent-style-name="objectwithoutfill">
      <style:graphic-properties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147cm" fo:min-width="4.07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66cm" fo:min-width="2.54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274cm" fo:min-width="2.54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147cm" fo:min-width="2.54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39cm" fo:min-width="3.3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639cm" fo:min-width="3.18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02cm" fo:min-width="3.183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401cm" fo:min-width="3.183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766cm" fo:min-width="3.056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782cm" fo:min-width="3.31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639cm" fo:min-width="2.1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43cm" svg:height="1.524cm" svg:x="9.128cm" svg:y="2.905cm">
          <text:p text:style-name="P1">Asian Restaurant Management system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589cm" svg:y1="4.302cm" svg:x2="14.589cm" svg:y2="6.969cm">
          <text:p/>
        </draw:line>
        <draw:line draw:style-name="gr2" draw:text-style-name="P3" draw:layer="layout" svg:x1="4.556cm" svg:y1="7.223cm" svg:x2="25.511cm" svg:y2="6.969cm">
          <text:p/>
        </draw:line>
        <draw:frame draw:style-name="gr3" draw:text-style-name="P4" draw:layer="layout" svg:width="0.502cm" svg:height="0.962cm" svg:x="14.335cm" svg:y="2.905cm">
          <draw:text-box>
            <text:p/>
          </draw:text-box>
        </draw:frame>
        <draw:frame draw:style-name="gr3" draw:text-style-name="P4" draw:layer="layout" svg:width="0.502cm" svg:height="0.962cm" svg:x="34.782cm" svg:y="9.509cm">
          <draw:text-box>
            <text:p/>
          </draw:text-box>
        </draw:frame>
        <draw:line draw:style-name="gr2" draw:text-style-name="P3" draw:layer="layout" svg:x1="4.683cm" svg:y1="7.096cm" svg:x2="4.683cm" svg:y2="9.509cm">
          <text:p/>
        </draw:line>
        <draw:line draw:style-name="gr2" draw:text-style-name="P3" draw:layer="layout" svg:x1="9.636cm" svg:y1="7.096cm" svg:x2="9.636cm" svg:y2="9.509cm">
          <text:p/>
        </draw:line>
        <draw:line draw:style-name="gr2" draw:text-style-name="P3" draw:layer="layout" svg:x1="14.589cm" svg:y1="6.969cm" svg:x2="14.589cm" svg:y2="9.382cm">
          <text:p/>
        </draw:line>
        <draw:line draw:style-name="gr2" draw:text-style-name="P3" draw:layer="layout" svg:x1="20.304cm" svg:y1="7.096cm" svg:x2="20.304cm" svg:y2="9.509cm">
          <text:p/>
        </draw:line>
        <draw:line draw:style-name="gr2" draw:text-style-name="P3" draw:layer="layout" svg:x1="25.384cm" svg:y1="6.969cm" svg:x2="25.384cm" svg:y2="9.382cm">
          <text:p/>
        </draw:line>
        <draw:custom-shape draw:style-name="gr4" draw:text-style-name="P2" draw:layer="layout" svg:width="4.572cm" svg:height="1.397cm" svg:x="2.524cm" svg:y="9.382cm">
          <text:p text:style-name="P1">Registration/</text:p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048cm" svg:height="1.016cm" svg:x="8.239cm" svg:y="9.509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048cm" svg:height="1.016cm" svg:x="13.065cm" svg:y="9.382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048cm" svg:height="1.524cm" svg:x="18.753cm" svg:y="9.382cm">
          <text:p text:style-name="P1">Foods</text:p>
          <text:p text:style-name="P1">Browsing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048cm" svg:height="1.397cm" svg:x="23.987cm" svg:y="9.382cm">
          <text:p text:style-name="P1">Score/</text:p>
          <text:p text:style-name="P1">comment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59cm" svg:y1="10.779cm" svg:x2="3.159cm" svg:y2="16.748cm">
          <text:p/>
        </draw:line>
        <draw:custom-shape draw:style-name="gr8" draw:text-style-name="P2" draw:layer="layout" svg:width="3.81cm" svg:height="0.889cm" svg:x="3.159cm" svg:y="11.541cm">
          <text:p text:style-name="P1">Register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683cm" svg:height="0.889cm" svg:x="3.159cm" svg:y="13.319cm">
          <text:p text:style-name="P1">login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62cm" svg:y1="10.525cm" svg:x2="8.62cm" svg:y2="16.621cm">
          <text:p/>
        </draw:line>
        <draw:custom-shape draw:style-name="gr10" draw:text-style-name="P2" draw:layer="layout" svg:width="3.683cm" svg:height="1.27cm" svg:x="8.62cm" svg:y="11.16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683cm" svg:height="1.27cm" svg:x="8.62cm" svg:y="13.192cm"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683cm" svg:height="1.651cm" svg:x="8.62cm" svg:y="14.97cm">
          <text:p text:style-name="P1">Confirmed </text:p>
          <text:p text:style-name="P1">Ord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446cm" svg:y1="10.398cm" svg:x2="13.446cm" svg:y2="14.081cm">
          <text:p/>
        </draw:line>
        <draw:custom-shape draw:style-name="gr12" draw:text-style-name="P2" draw:layer="layout" svg:width="3.556cm" svg:height="1.016cm" svg:x="13.446cm" svg:y="11.16cm">
          <text:p text:style-name="P1">Order list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556cm" svg:height="1.016cm" svg:x="13.446cm" svg:y="12.938cm">
          <text:p text:style-name="P1">Add foods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81cm" svg:height="2.032cm" svg:x="3.159cm" svg:y="14.716cm">
          <text:p text:style-name="P1">Modify</text:p>
          <text:p text:style-name="P1">Personal</text:p>
          <text:p text:style-name="P1">information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9.161cm" svg:y1="10.906cm" svg:x2="19.161cm" svg:y2="14.716cm">
          <text:p/>
        </draw:line>
        <draw:custom-shape draw:style-name="gr14" draw:text-style-name="P2" draw:layer="layout" svg:width="2.667cm" svg:height="0.889cm" svg:x="19.161cm" svg:y="11.922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667cm" svg:height="0.889cm" svg:x="19.161cm" svg:y="13.7cm">
          <text:p text:style-name="P1">Pric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6T19:54:36.589402039</meta:creation-date>
    <dc:date>2018-12-16T20:42:31.096307993</dc:date>
    <meta:editing-duration>PT11M35S</meta:editing-duration>
    <meta:editing-cycles>2</meta:editing-cycles>
    <meta:generator>LibreOffice/6.0.7.3$Linux_X86_64 LibreOffice_project/00m0$Build-3</meta:generator>
    <meta:document-statistic meta:object-count="29"/>
  </office:meta>
</office:document-meta>
</file>